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0.826cm"/>
    </style:style>
    <style:style style:name="co3" style:family="table-column">
      <style:table-column-properties fo:break-before="auto" style:column-width="3.205cm"/>
    </style:style>
    <style:style style:name="co4" style:family="table-column">
      <style:table-column-properties fo:break-before="auto" style:column-width="5.595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7.12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0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Liberation Sans" style:font-name-asian="Arial Unicode MS" style:font-name-complex="Arial Unicode MS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ext-properties style:font-name="Liberation Sans" style:font-name-asian="Arial Unicode MS" style:font-name-complex="Arial Unicode MS"/>
    </style:style>
    <style:style style:name="T1" style:family="text">
      <style:text-properties style:font-name-asian="Arial Unicode MS" style:font-name-complex="Arial Unicode MS"/>
    </style:style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number-columns-repeated="2" table:default-cell-style-name="Default"/>
        <table:table-row table:style-name="ro1">
          <table:table-cell/>
          <table:table-cell table:style-name="Default" table:number-columns-repeated="6"/>
          <table:table-cell table:style-name="Default" office:value-type="string" calcext:value-type="string">
            <text:p>※2014.10.16時の価格.コストよりも極力少ない店舗数で購入することを優先し選定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購入ショップ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ost[¥]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XL345</text:p>
          </table:table-cell>
          <table:table-cell office:value-type="string" calcext:value-type="string">
            <text:p>IC16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M-06724/</text:p>
          </table:table-cell>
          <table:table-cell table:formula="of:=450*[.B3]" office:value-type="float" office:value="450" calcext:value-type="float">
            <text:p>4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E-L3GD20</text:p>
          </table:table-cell>
          <table:table-cell office:value-type="string" calcext:value-type="string">
            <text:p>IC17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K-06779/</text:p>
          </table:table-cell>
          <table:table-cell table:formula="of:=750*[.B4]" office:value-type="float" office:value="750" calcext:value-type="float">
            <text:p>7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24C512</text:p>
          </table:table-cell>
          <table:table-cell office:value-type="string" calcext:value-type="string">
            <text:p>IC18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I-00561/</text:p>
          </table:table-cell>
          <table:table-cell table:formula="of:=300*[.B5]"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ソケット(8P)</text:p>
          </table:table-cell>
          <table:table-cell office:value-type="string" calcext:value-type="string">
            <text:p>JS-1179FN1-08N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P-06293/</text:p>
          </table:table-cell>
          <table:table-cell table:formula="of:=10*[.B6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GP2Y0A21YK</text:p>
          </table:table-cell>
          <table:table-cell office:value-type="string" calcext:value-type="string">
            <text:p>IC8, IC9, IC10, IC11, IC12, IC13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I-02551/</text:p>
          </table:table-cell>
          <table:table-cell table:formula="of:=450*[.B7]" office:value-type="float" office:value="2700" calcext:value-type="float">
            <text:p>2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8-PRO-BOARD</text:p>
          </table:table-cell>
          <table:table-cell office:value-type="string" calcext:value-type="string">
            <text:p>AKI-H8/3069Ｆマイコンボードキット完成品DRAM付き</text:p>
          </table:table-cell>
          <table:table-cell office:value-type="string" calcext:value-type="string">
            <text:p>BD1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K-02298/</text:p>
          </table:table-cell>
          <table:table-cell table:formula="of:=2700*[.B8]" office:value-type="float" office:value="2700" calcext:value-type="float">
            <text:p>2700</text:p>
          </table:table-cell>
          <table:table-cell office:value-type="string" calcext:value-type="string">
            <text:p>Pro用なら¥2,000(セルフ実装)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O-BATT</text:p>
          </table:table-cell>
          <table:table-cell office:value-type="string" calcext:value-type="string">
            <text:p>KYPOM K6 7.4V 450mA 35C-70C //59A5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KK HOBBY</text:p>
          </table:table-cell>
          <table:table-cell office:value-type="string" calcext:value-type="string">
            <text:p>http://www.kkhobby.com/SHOP/BT171.html</text:p>
          </table:table-cell>
          <table:table-cell table:formula="of:=535*[.B9]" office:value-type="float" office:value="535" calcext:value-type="float">
            <text:p>535</text:p>
          </table:table-cell>
          <table:table-cell office:value-type="string" calcext:value-type="string">
            <text:p>充電器→</text:p>
          </table:table-cell>
          <table:table-cell office:value-type="string" calcext:value-type="string">
            <text:p>http://www.kkhobby.com/SHOP/HM44165.htm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3B-XH-A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マルツ</text:p>
          </table:table-cell>
          <table:table-cell office:value-type="string" calcext:value-type="string">
            <text:p><text:a xlink:href="http://www.marutsu.co.jp/pc/i/59181/" xlink:type="simple">http://www.marutsu.co.jp/pc/i/59181/</text:a></text:p>
          </table:table-cell>
          <table:table-cell table:formula="of:=330/10*[.B10]" office:value-type="float" office:value="33" calcext:value-type="float">
            <text:p>33</text:p>
          </table:table-cell>
          <table:table-cell office:value-type="string" calcext:value-type="string">
            <text:p>6pinを分割して使用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T6106</text:p>
          </table:table-cell>
          <table:table-cell office:value-type="string" calcext:value-type="string">
            <text:p>LT6106CS5</text:p>
          </table:table-cell>
          <table:table-cell office:value-type="string" calcext:value-type="string">
            <text:p>IC21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I-07300/</text:p>
          </table:table-cell>
          <table:table-cell table:formula="of:=210*[.B11]" office:value-type="float" office:value="210" calcext:value-type="float">
            <text:p>21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F-SM300-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BOUR-0011938&amp;mpn=MF-SM300-2" xlink:type="simple">http://www.chip1stop.com/dispDetail.do?partId=BOUR-0011938&amp;mpn=MF-SM300-2</text:a></text:p>
          </table:table-cell>
          <table:table-cell table:formula="of:=65.2*[.B12]" office:value-type="float" office:value="65.2" calcext:value-type="float">
            <text:p>65.2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K07-3.3</text:p>
          </table:table-cell>
          <table:table-cell office:value-type="string" calcext:value-type="string">
            <text:p>M1, M2, M3, M4, M5, M6</text:p>
          </table:table-cell>
          <table:table-cell office:value-type="string" calcext:value-type="string">
            <text:p>Indoor airplane</text:p>
          </table:table-cell>
          <table:table-cell office:value-type="string" calcext:value-type="string">
            <text:p>http://indoor-airplane-world.com/?pid=3193870</text:p>
          </table:table-cell>
          <table:table-cell table:formula="of:=555*[.B13]"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PC 電動用プロペラ６インチ</text:p>
          </table:table-cell>
          <table:table-cell office:value-type="string" calcext:value-type="string">
            <text:p>APC 電動用プロペラ６インチ(6×5.5E)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KK HOBBY</text:p>
          </table:table-cell>
          <table:table-cell office:value-type="string" calcext:value-type="string">
            <text:p><text:a xlink:href="http://www.kkhobby.com/SHOP/PP031.html" xlink:type="simple">http://www.kkhobby.com/SHOP/PP031.html</text:a></text:p>
          </table:table-cell>
          <table:table-cell table:formula="of:=334*[.B14]" office:value-type="float" office:value="2004" calcext:value-type="float">
            <text:p>2004</text:p>
          </table:table-cell>
          <table:table-cell office:value-type="string" calcext:value-type="string">
            <text:p>代替案→</text:p>
          </table:table-cell>
          <table:table-cell table:style-name="ce5" office:value-type="string" calcext:value-type="string">
            <text:p><text:span text:style-name="T1"><text:a xlink:href="http://www.rubberpowerplane.com/pg12.html" xlink:type="simple">http://www.rubberpowerplane.com/pg12.html</text:a></text:span>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リング</text:p>
          </table:table-cell>
          <table:table-cell/>
          <table:table-cell office:value-type="string" calcext:value-type="string">
            <text:p>↑</text:p>
          </table:table-cell>
          <table:table-cell office:value-type="string" calcext:value-type="string">
            <text:p>東急ハンズ</text:p>
          </table:table-cell>
          <table:table-cell office:value-type="string" calcext:value-type="string">
            <text:p>店舗</text:p>
          </table:table-cell>
          <table:table-cell table:number-columns-repeated="2"/>
          <table:table-cell table:style-name="ce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JM111000F1</text:p>
          </table:table-cell>
          <table:table-cell office:value-type="string" calcext:value-type="string">
            <text:p>NJM11100F1</text:p>
          </table:table-cell>
          <table:table-cell office:value-type="string" calcext:value-type="string">
            <text:p>IC14, IC15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I-06655/</text:p>
          </table:table-cell>
          <table:table-cell table:formula="of:=150*[.B16]"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A9665PW</text:p>
          </table:table-cell>
          <table:table-cell office:value-type="string" calcext:value-type="string">
            <text:p>IC19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TOSH-0081330&amp;mpn=TB6593FNG%28O,EL%29" xlink:type="simple">http://www.chip1stop.com/dispDetail.do?partId=TOSH-0081330&amp;mpn=TB6593FNG%28O,EL%29</text:a></text:p>
          </table:table-cell>
          <table:table-cell table:formula="of:=258*[.B17]" office:value-type="float" office:value="258" calcext:value-type="float">
            <text:p>2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J</text:p>
          </table:table-cell>
          <table:table-cell office:value-type="string" calcext:value-type="string">
            <text:p>SJ1, SJ2, SJ3, SJ4</text:p>
          </table:table-cell>
          <table:table-cell table:number-columns-repeated="2" office:value-type="string" calcext:value-type="string">
            <text:p>-</text:p>
          </table:table-cell>
          <table:table-cell table:formula="of:=0*[.B1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R54F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I-06125/</text:p>
          </table:table-cell>
          <table:table-cell table:formula="of:=250*[.B19]" office:value-type="float" office:value="250" calcext:value-type="float">
            <text:p>250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B6593FNG</text:p>
          </table:table-cell>
          <table:table-cell office:value-type="string" calcext:value-type="string">
            <text:p>IC1, IC2, IC3, IC4, IC5, IC6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TOSH-0081330&amp;mpn=TB6593FNG%28O,EL%29" xlink:type="simple">http://www.chip1stop.com/dispDetail.do?partId=TOSH-0081330&amp;mpn=TB6593FNG%28O,EL%29</text:a></text:p>
          </table:table-cell>
          <table:table-cell table:formula="of:=258*[.B20]" office:value-type="float" office:value="1548" calcext:value-type="float">
            <text:p>15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C74ACT14FT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I-02819/</text:p>
          </table:table-cell>
          <table:table-cell table:formula="of:=100/10*[.B21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WE-LITE-DIP-WA</text:p>
          </table:table-cell>
          <table:table-cell office:value-type="string" calcext:value-type="string">
            <text:p>IC23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M-06760/</text:p>
          </table:table-cell>
          <table:table-cell table:formula="of:=1945*[.B22]" office:value-type="float" office:value="1945" calcext:value-type="float">
            <text:p>1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WE-Lite-R-IC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M-08264/</text:p>
          </table:table-cell>
          <table:table-cell table:formula="of:=2430*[.B23]" office:value-type="float" office:value="2430" calcext:value-type="float">
            <text:p>2430</text:p>
          </table:table-cell>
          <table:table-cell office:value-type="string" calcext:value-type="string">
            <text:p>TWE-LITEソフト書き込みツール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WE-Lite-USB-C</text:p>
          </table:table-cell>
          <table:table-cell office:value-type="string" calcext:value-type="string">
            <text:p>↑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M-07232/</text:p>
          </table:table-cell>
          <table:table-cell table:formula="of:=2980*[.B24]" office:value-type="float" office:value="2980" calcext:value-type="float">
            <text:p>2980</text:p>
          </table:table-cell>
          <table:table-cell office:value-type="string" calcext:value-type="string">
            <text:p>PC用TWE-LITE受信モジュール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GRM188B11H103KA01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P-04660/</text:p>
          </table:table-cell>
          <table:table-cell table:formula="of:=100/100*[.B25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.02D(3216)</text:p>
          </table:table-cell>
          <table:table-cell office:value-type="string" calcext:value-type="string">
            <text:p>CRL1206-FU-R020ELF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http://jp.rs-online.com/web/p/surface-mount-fixed-resistors/7944187/</text:p>
          </table:table-cell>
          <table:table-cell table:formula="of:=262*[.B26]" office:value-type="float" office:value="262" calcext:value-type="float">
            <text:p>2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GRM188F11H104ZA01</text:p>
          </table:table-cell>
          <table:table-cell office:value-type="string" calcext:value-type="string">
            <text:p>C7, C8, C9, C10, C13, C16, C17, C18, C19, C20, C21, C25, C27, C28, C29, C30, C31, C32, C33, C34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<text:a xlink:href="http://akizukidenshi.com/catalog/g/gP-04940/" xlink:type="simple">http://akizukidenshi.com/catalog/g/gP-04940/</text:a></text:p>
          </table:table-cell>
          <table:table-cell table:formula="of:=100/200*[.B27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5kJ</text:p>
          </table:table-cell>
          <table:table-cell office:value-type="string" calcext:value-type="string">
            <text:p>RK73B1JTTD152J</text:p>
          </table:table-cell>
          <table:table-cell office:value-type="string" calcext:value-type="string">
            <text:p>R2, R13, R14, R15, R16, R17, R20, R21, R22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KOA1-1086185&amp;mpn=RK73B1JTTD152J" xlink:type="simple">http://www.chip1stop.com/dispDetail.do?partId=KOA1-1086185&amp;mpn=RK73B1JTTD152J</text:a></text:p>
          </table:table-cell>
          <table:table-cell table:formula="of:=10.1*[.B28]" office:value-type="float" office:value="90.9" calcext:value-type="float">
            <text:p>90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</text:p>
          </table:table-cell>
          <table:table-cell office:value-type="string" calcext:value-type="string">
            <text:p>C1608C0G2A101F</text:p>
          </table:table-cell>
          <table:table-cell office:value-type="string" calcext:value-type="string">
            <text:p>C3, C6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TDK1-0045752&amp;mpn=C1608C0G2A101F" xlink:type="simple">http://www.chip1stop.com/dispDetail.do?partId=TDK1-0045752&amp;mpn=C1608C0G2A101F</text:a></text:p>
          </table:table-cell>
          <table:table-cell table:formula="of:=296*[.B29]" office:value-type="float" office:value="592" calcext:value-type="float">
            <text:p>5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J</text:p>
          </table:table-cell>
          <table:table-cell office:value-type="string" calcext:value-type="string">
            <text:p>RK73B1JTTD103J</text:p>
          </table:table-cell>
          <table:table-cell office:value-type="string" calcext:value-type="string">
            <text:p>R9, R10, R11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KOA1-1085220&amp;mpn=RK73B1JTTD103J" xlink:type="simple">http://www.chip1stop.com/dispDetail.do?partId=KOA1-1085220&amp;mpn=RK73B1JTTD103J</text:a></text:p>
          </table:table-cell>
          <table:table-cell table:formula="of:=10.1*[.B30]" office:value-type="float" office:value="30.3" calcext:value-type="float">
            <text:p>30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Jx4</text:p>
          </table:table-cell>
          <table:table-cell office:value-type="string" calcext:value-type="string">
            <text:p>BCN164AB102J7LF*10</text:p>
          </table:table-cell>
          <table:table-cell office:value-type="string" calcext:value-type="string">
            <text:p>RA1, RA2, RA3</text:p>
          </table:table-cell>
          <table:table-cell office:value-type="string" calcext:value-type="string">
            <text:p>マルツ</text:p>
          </table:table-cell>
          <table:table-cell office:value-type="string" calcext:value-type="string">
            <text:p><text:a xlink:href="http://www.marutsu.co.jp/pc/i/14217/" xlink:type="simple">http://www.marutsu.co.jp/pc/i/14217/</text:a></text:p>
          </table:table-cell>
          <table:table-cell table:formula="of:=100/10*[.B31]"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GRM188F11C105ZA01</text:p>
          </table:table-cell>
          <table:table-cell office:value-type="string" calcext:value-type="string">
            <text:p>C2, C5, C11, C12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<text:a xlink:href="http://akizukidenshi.com/catalog/g/gP-02996/" xlink:type="simple">http://akizukidenshi.com/catalog/g/gP-02996/</text:a></text:p>
          </table:table-cell>
          <table:table-cell table:formula="of:=200/100*[.B32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J</text:p>
          </table:table-cell>
          <table:table-cell office:value-type="string" calcext:value-type="string">
            <text:p>RK73B1JTTD201J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KOA1-1085811&amp;mpn=RK73B1JTTD201J" xlink:type="simple">http://www.chip1stop.com/dispDetail.do?partId=KOA1-1085811&amp;mpn=RK73B1JTTD201J</text:a></text:p>
          </table:table-cell>
          <table:table-cell table:formula="of:=10*[.B33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kJ</text:p>
          </table:table-cell>
          <table:table-cell office:value-type="string" calcext:value-type="string">
            <text:p>RK73B1JTTD332J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KOA1-1085241&amp;mpn=RK73B1JTTD332J" xlink:type="simple">http://www.chip1stop.com/dispDetail.do?partId=KOA1-1085241&amp;mpn=RK73B1JTTD332J</text:a></text:p>
          </table:table-cell>
          <table:table-cell table:formula="of:=10.1*[.B34]" office:value-type="float" office:value="10.1" calcext:value-type="float">
            <text:p>10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kJ</text:p>
          </table:table-cell>
          <table:table-cell office:value-type="string" calcext:value-type="string">
            <text:p>RK73B1JTTD392J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KOA1-1086682&amp;mpn=RK73B1JTTD392J" xlink:type="simple">http://www.chip1stop.com/dispDetail.do?partId=KOA1-1086682&amp;mpn=RK73B1JTTD392J</text:a></text:p>
          </table:table-cell>
          <table:table-cell table:formula="of:=10*[.B35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7kJ</text:p>
          </table:table-cell>
          <table:table-cell office:value-type="string" calcext:value-type="string">
            <text:p>RK73B1JTTD472J</text:p>
          </table:table-cell>
          <table:table-cell office:value-type="string" calcext:value-type="string">
            <text:p>R5, R6, R12, R18, R19, R23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KOA1-1085248&amp;mpn=RK73B1JTTD472J" xlink:type="simple">http://www.chip1stop.com/dispDetail.do?partId=KOA1-1085248&amp;mpn=RK73B1JTTD472J</text:a></text:p>
          </table:table-cell>
          <table:table-cell table:formula="of:=3.43*[.B36]" office:value-type="float" office:value="20.58" calcext:value-type="float">
            <text:p>20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kJ</text:p>
          </table:table-cell>
          <table:table-cell office:value-type="string" calcext:value-type="string">
            <text:p>RK73B1JTTD622J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chip1stop</text:p>
          </table:table-cell>
          <table:table-cell office:value-type="string" calcext:value-type="string">
            <text:p><text:a xlink:href="http://www.chip1stop.com/dispDetail.do?partId=KOA1-1121904&amp;mpn=RK73B1JTTD622J" xlink:type="simple">http://www.chip1stop.com/dispDetail.do?partId=KOA1-1121904&amp;mpn=RK73B1JTTD622J</text:a></text:p>
          </table:table-cell>
          <table:table-cell table:formula="of:=66.6*[.B37]" office:value-type="float" office:value="66.6" calcext:value-type="float">
            <text:p>66.6</text:p>
          </table:table-cell>
          <table:table-cell table:number-columns-repeated="2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HL08NB101K</text:p>
          </table:table-cell>
          <table:table-cell table:style-name="ce3" office:value-type="string" calcext:value-type="string">
            <text:p>LHL08NB101K</text:p>
          </table:table-cell>
          <table:table-cell office:value-type="string" calcext:value-type="string">
            <text:p>L1, L2, L3, L4, L5, L6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http://akizukidenshi.com/catalog/g/gP-04807/</text:p>
          </table:table-cell>
          <table:table-cell table:formula="of:=30*[.B38]" office:value-type="float" office:value="180" calcext:value-type="float">
            <text:p>1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S12D01G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秋月</text:p>
          </table:table-cell>
          <table:table-cell office:value-type="string" calcext:value-type="string">
            <text:p><text:a xlink:href="http://akizukidenshi.com/catalog/g/gP-02736/" xlink:type="simple">http://akizukidenshi.com/catalog/g/gP-02736/</text:a></text:p>
          </table:table-cell>
          <table:table-cell table:formula="of:=100/4*[.B39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6軸コプター1x基板</text:p>
          </table:table-cell>
          <table:table-cell/>
          <table:table-cell office:value-type="string" calcext:value-type="string">
            <text:p>P板.com</text:p>
          </table:table-cell>
          <table:table-cell/>
          <table:table-cell table:formula="of:=25542/2*[.B40]" office:value-type="float" office:value="12771" calcext:value-type="float">
            <text:p>12771</text:p>
          </table:table-cell>
          <table:table-cell office:value-type="string" calcext:value-type="string">
            <text:p>２枚製造(FR4標準2層_板厚1mm両面シルク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2.5ミリネジ</text:p>
          </table:table-cell>
          <table:table-cell table:number-columns-repeated="2"/>
          <table:table-cell office:value-type="string" calcext:value-type="string">
            <text:p>東急ハンズ</text:p>
          </table:table-cell>
          <table:table-cell office:value-type="string" calcext:value-type="string">
            <text:p>店舗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2.5ミリナット</text:p>
          </table:table-cell>
          <table:table-cell table:number-columns-repeated="2"/>
          <table:table-cell office:value-type="string" calcext:value-type="string">
            <text:p>東急ハンズ</text:p>
          </table:table-cell>
          <table:table-cell office:value-type="string" calcext:value-type="string">
            <text:p>店舗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外直角曲り接続金具</text:p>
          </table:table-cell>
          <table:table-cell table:number-columns-repeated="2"/>
          <table:table-cell office:value-type="string" calcext:value-type="string">
            <text:p>東急ハンズ</text:p>
          </table:table-cell>
          <table:table-cell office:value-type="string" calcext:value-type="string">
            <text:p>店舗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シナ合板**x**x2mm</text:p>
          </table:table-cell>
          <table:table-cell table:number-columns-repeated="2"/>
          <table:table-cell office:value-type="string" calcext:value-type="string">
            <text:p>東急ハンズ</text:p>
          </table:table-cell>
          <table:table-cell office:value-type="string" calcext:value-type="string">
            <text:p>店舗</text:p>
          </table:table-cell>
          <table:table-cell/>
          <table:table-cell office:value-type="string" calcext:value-type="string">
            <text:p>加工→</text:p>
          </table:table-cell>
          <table:table-cell office:value-type="string" calcext:value-type="string">
            <text:p>http://www.amazon.co.jp/Dremel-%E3%83%89%E3%83%AC%E3%83%A1%E3%83%AB-%E4%B8%87%E8%83%BD%E3%83%AB%E3%83%BC%E3%82%BF%E3%83%BC%E3%80%94TRIO-%E3%83%88%E3%83%AA%E3%82%AA-%E3%80%95/dp/B00A0H1RC8/ref=sr_1_1?ie=UTF8&amp;qid=1413599200&amp;sr=8-1&amp;keywords=%E4%B8%87%E8%83%BD%E3%83%AB%E3%83%BC%E3%82%BF%E3%83%BC</text:p>
          </table:table-cell>
        </table:table-row>
        <table:table-row table:style-name="ro1">
          <table:table-cell office:value-type="string" calcext:value-type="string">
            <text:p>部品点数</text:p>
          </table:table-cell>
          <table:table-cell table:style-name="Default" table:formula="of:=SUM([.B3:.B40])" office:value-type="float" office:value="113" calcext:value-type="float">
            <text:p>113</text:p>
          </table:table-cell>
          <table:table-cell table:style-name="Default" table:number-columns-repeated="4"/>
          <table:table-cell table:style-name="ce4" office:value-type="string" calcext:value-type="string">
            <text:p>計</text:p>
          </table:table-cell>
          <table:table-cell table:style-name="Default" table:formula="of:=INT(SUM([.H3:.H40]))" office:value-type="float" office:value="36926" calcext:value-type="float">
            <text:p>36926</text:p>
          </table:table-cell>
          <table:table-cell office:value-type="string" calcext:value-type="string">
            <text:p>[円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18T11:53:45.849317000</dc:date>
    <meta:editing-duration>PT1H7M34S</meta:editing-duration>
    <meta:editing-cycles>11</meta:editing-cycles>
    <meta:generator>LibreOffice/4.3.0.4$MacOSX_X86_64 LibreOffice_project/62ad5818884a2fc2e5780dd45466868d41009ec0</meta:generator>
    <meta:document-statistic meta:table-count="1" meta:cell-count="324" meta:object-count="0"/>
  </office:meta>
</office:document-meta>
</file>